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4e008" officeooo:paragraph-rsid="0004e008" style:font-size-asian="15pt" style:font-size-complex="17.1000003814697pt"/>
    </style:style>
    <style:style style:name="P2" style:family="paragraph" style:parent-style-name="Standard">
      <style:text-properties fo:font-size="17.1000003814697pt" officeooo:rsid="00052bea" officeooo:paragraph-rsid="00052bea" style:font-size-asian="15pt" style:font-size-complex="17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소수 x try except valueerror 소수처리를 하고</text:p>
      <text:p text:style-name="P1"/>
      <text:p text:style-name="P1">-1대신에 음수전체</text:p>
      <text:p text:style-name="P1"/>
      <text:p text:style-name="P1">true → n &gt;= 0</text:p>
      <text:p text:style-name="P1">음수처리는 while문이랑 같은행렬에</text:p>
      <text:p text:style-name="P1"/>
      <text:p text:style-name="P2">x!= -1 </text:p>
      <text:p text:style-name="P2"/>
      <text:p text:style-name="P2">sum = sum*i → sum *= I</text:p>
      <text:p text:style-name="P2"/>
      <text:p text:style-name="P2">y → 변수이름 개정</text:p>
      <text:p text:style-name="P2"/>
      <text:p text:style-name="P2">IF NUM == 0 → 삭제</text:p>
      <text:p text:style-name="P2"/>
      <text:p text:style-name="P2">for I in range (num) :</text:p>
      <text:p text:style-name="P2"><text:tab/>result *= num</text:p>
      <text:p text:style-name="P2"><text:tab/>num = num 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21:40.860493362</meta:creation-date>
    <meta:editing-duration>PT10M17S</meta:editing-duration>
    <meta:editing-cycles>3</meta:editing-cycles>
    <meta:generator>LibreOffice/5.1.6.2$Linux_X86_64 LibreOffice_project/10m0$Build-2</meta:generator>
    <dc:date>2017-09-07T11:31:56.495352658</dc:date>
    <meta:document-statistic meta:table-count="0" meta:image-count="0" meta:object-count="0" meta:page-count="1" meta:paragraph-count="11" meta:word-count="77" meta:character-count="183" meta:non-whitespace-character-count="142"/>
  </office:meta>
</office:document-meta>
</file>